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!=[$Sheet1.$B2]" style:apply-style-name="Untitled1" style:base-cell-address="Sheet1.A2"/>
    </style:style>
    <style:style style:name="ce2" style:family="table-cell" style:parent-style-name="Default">
      <style:map style:condition="cell-content()!=[$Sheet1.$B2]" style:apply-style-name="Untitled1" style:base-cell-address="Sheet1.A2"/>
    </style:style>
    <style:style style:name="ce3" style:family="table-cell" style:parent-style-name="Default">
      <style:map style:condition="cell-content()!=[$Sheet1.$B2]" style:apply-style-name="Untitled1" style:base-cell-address="Sheet1.A2"/>
    </style:style>
    <style:style style:name="ce4" style:family="table-cell" style:parent-style-name="Default">
      <style:map style:condition="cell-content()!=[$Sheet1.$B2]" style:apply-style-name="Untitled1" style:base-cell-address="Sheet1.A2"/>
    </style:style>
    <style:style style:name="ce5" style:family="table-cell" style:parent-style-name="Default">
      <style:map style:condition="cell-content()!=[$Sheet1.$B2]" style:apply-style-name="Untitled1" style:base-cell-address="Sheet1.A2"/>
    </style:style>
    <style:style style:name="ce6" style:family="table-cell" style:parent-style-name="Default">
      <style:map style:condition="cell-content()!=[$Sheet1.$B2]" style:apply-style-name="Untitled1" style:base-cell-address="Sheet1.A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 conditional formatting</text:p>
          </table:table-cell>
          <table:table-cell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style-name="ce3" office:value-type="float" office:value="789" calcext:value-type="float">
            <text:p>78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style-name="ce4" office:value-type="float" office:value="101112" calcext:value-type="float">
            <text:p>101112</text:p>
          </table:table-cell>
          <table:table-cell office:value-type="float" office:value="101112" calcext:value-type="float">
            <text:p>101112</text:p>
          </table:table-cell>
        </table:table-row>
        <table:table-row table:style-name="ro1">
          <table:table-cell table:style-name="ce5" office:value-type="float" office:value="131415" calcext:value-type="float">
            <text:p>131415</text:p>
          </table:table-cell>
          <table:table-cell office:value-type="float" office:value="131415" calcext:value-type="float">
            <text:p>131415</text:p>
          </table:table-cell>
        </table:table-row>
        <table:table-row table:style-name="ro1">
          <table:table-cell table:style-name="ce6" office:value-type="float" office:value="161718" calcext:value-type="float">
            <text:p>161718</text:p>
          </table:table-cell>
          <table:table-cell office:value-type="float" office:value="161718" calcext:value-type="float">
            <text:p>161718</text:p>
          </table:table-cell>
        </table:table-row>
        <calcext:conditional-formats>
          <calcext:conditional-format calcext:target-range-address="Sheet1.A2:Sheet1.A2">
            <calcext:condition calcext:apply-style-name="Untitled1" calcext:value="!=[$Sheet1.$B2]" calcext:base-cell-address="Sheet1.A2"/>
          </calcext:conditional-format>
          <calcext:conditional-format calcext:target-range-address="Sheet1.A3:Sheet1.A3">
            <calcext:condition calcext:apply-style-name="Untitled1" calcext:value="!=[$Sheet1.$B3]" calcext:base-cell-address="Sheet1.A3"/>
          </calcext:conditional-format>
          <calcext:conditional-format calcext:target-range-address="Sheet1.A4:Sheet1.A4">
            <calcext:condition calcext:apply-style-name="Untitled1" calcext:value="!=[$Sheet1.$B4]" calcext:base-cell-address="Sheet1.A4"/>
          </calcext:conditional-format>
          <calcext:conditional-format calcext:target-range-address="Sheet1.A6:Sheet1.A6">
            <calcext:condition calcext:apply-style-name="Untitled1" calcext:value="!=[$Sheet1.$B7]" calcext:base-cell-address="Sheet1.A7"/>
          </calcext:conditional-format>
          <calcext:conditional-format calcext:target-range-address="Sheet1.A7:Sheet1.A7">
            <calcext:condition calcext:apply-style-name="Untitled1" calcext:value="!=[$Sheet1.$B8]" calcext:base-cell-address="Sheet1.A8"/>
          </calcext:conditional-format>
          <calcext:conditional-format calcext:target-range-address="Sheet1.A5:Sheet1.A5">
            <calcext:condition calcext:apply-style-name="Untitled1" calcext:value="!=[$Sheet1.$B5]" calcext:base-cell-address="Sheet1.A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09:07:24.092518817</meta:creation-date>
    <dc:date>2016-11-19T09:19:10.276041473</dc:date>
    <meta:editing-duration>PT1M36S</meta:editing-duration>
    <meta:editing-cycles>1</meta:editing-cycles>
    <meta:document-statistic meta:table-count="1" meta:cell-count="13" meta:object-count="0"/>
    <meta:generator>LibreOffice/5.2.3.2$Linux_X86_64 LibreOffice_project/20m0$Build-2</meta:generator>
  </office:meta>
</office:document-meta>
</file>